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3b2" officeooo:paragraph-rsid="0001e3b2"/>
    </style:style>
    <style:style style:name="P2" style:family="paragraph" style:parent-style-name="Standard">
      <style:text-properties style:text-position="0% 100%" style:text-underline-style="solid" style:text-underline-width="auto" style:text-underline-color="font-color" fo:font-weight="bold" officeooo:rsid="0001e3b2" officeooo:paragraph-rsid="0001e3b2" style:font-weight-asian="bold" style:font-weight-complex="bold"/>
    </style:style>
    <style:style style:name="P3" style:family="paragraph" style:parent-style-name="Standard">
      <style:text-properties officeooo:rsid="0002cdb3" officeooo:paragraph-rsid="0002cdb3"/>
    </style:style>
    <style:style style:name="T1" style:family="text">
      <style:text-properties officeooo:rsid="0001e3b2"/>
    </style:style>
    <style:style style:name="T2" style:family="text">
      <style:text-properties officeooo:rsid="0002cd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wd <text:tab/><text:tab/>→ montre le dossier actuel</text:p>
      <text:p text:style-name="P1">ls<text:tab/><text:tab/>→ montrer les fichiers et dossiers dans le dossier actuel</text:p>
      <text:p text:style-name="P1">ls – la<text:tab/><text:tab/>→ montrer sous forme de liste (a : pour fichier caché)</text:p>
      <text:p text:style-name="P1"/>
      <text:p text:style-name="P1">appuyer sur la molette de souris → coller la séléection</text:p>
      <text:p text:style-name="P1"/>
      <text:p text:style-name="P2">Dossier</text:p>
      <text:p text:style-name="P1"/>
      <text:p text:style-name="P1">cd nom <text:tab/>→ accéder au dossier « nom »</text:p>
      <text:p text:style-name="P1">cd ..<text:tab/><text:tab/>→ revenir en arrière</text:p>
      <text:p text:style-name="P1">cd ../..<text:tab/><text:tab/>→ revenir en arrière 2x</text:p>
      <text:p text:style-name="P1">cd ~<text:tab/><text:tab/>→ revenir au dossier parent</text:p>
      <text:p text:style-name="P1"/>
      <text:p text:style-name="P1">mkdir nom<text:tab/>→ créer le dossier « nom »</text:p>
      <text:p text:style-name="P1">mkdir ../nom<text:tab/>→ créer le dossier « nom »</text:p>
      <text:p text:style-name="P1"/>
      <text:p text:style-name="P3">rm nom<text:tab/><text:span text:style-name="T1">→ supprimer le </text:span>fichier</text:p>
      <text:p text:style-name="P1">rm -r nom<text:tab/>→ supprimer le dossier <text:span text:style-name="T2">nom</text:span></text:p>
      <text:p text:style-name="P1"/>
      <text:p text:style-name="P3">touch nom.py<text:tab/>→ créer un fichier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9:20:59.605844945</meta:creation-date>
    <meta:generator>LibreOffice/24.2.3.2$Linux_X86_64 LibreOffice_project/420$Build-2</meta:generator>
    <dc:date>2024-06-05T19:29:13.061874089</dc:date>
    <meta:editing-duration>PT8M21S</meta:editing-duration>
    <meta:editing-cycles>2</meta:editing-cycles>
    <meta:document-statistic meta:table-count="0" meta:image-count="0" meta:object-count="0" meta:page-count="1" meta:paragraph-count="14" meta:word-count="108" meta:character-count="519" meta:non-whitespace-character-count="415"/>
  </office:meta>
</office:document-meta>
</file>